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Times New Roman" fo:font-size="10.5pt" style:font-size-asian="10.5pt" style:font-size-complex="10.5pt"/>
    </style:style>
    <style:style style:name="P3"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4" style:family="paragraph" style:parent-style-name="bullet">
      <style:paragraph-properties loext:contextual-spacing="false" fo:margin-top="0in" fo:margin-bottom="0.0693in" fo:orphans="2" fo:widows="2"/>
    </style:style>
    <style:style style:name="P5" style:family="paragraph" style:parent-style-name="bullet">
      <style:paragraph-properties loext:contextual-spacing="false" fo:margin-top="0in" fo:margin-bottom="0.0693in" fo:text-align="start" style:justify-single-word="false" fo:orphans="2" fo:widows="2"/>
    </style:style>
    <style:style style:name="P6" style:family="paragraph" style:parent-style-name="Standard">
      <style:paragraph-properties loext:contextual-spacing="false" fo:margin-top="0in" fo:margin-bottom="1in" style:line-height-at-least="0.139in" fo:orphans="2" fo:widows="2"/>
    </style:style>
    <style:style style:name="P7" style:family="paragraph" style:parent-style-name="Standard">
      <style:paragraph-properties loext:contextual-spacing="false" fo:margin-top="0.1665in" fo:margin-bottom="0in" style:line-height-at-least="0.139in" fo:orphans="2" fo:widows="2" fo:keep-with-next="always"/>
    </style:style>
    <style:style style:name="P8" style:family="paragraph" style:parent-style-name="Standard">
      <style:paragraph-properties loext:contextual-spacing="false" fo:margin-top="0.0555in" fo:margin-bottom="0in" style:line-height-at-least="0.139in" fo:orphans="2" fo:widows="2" fo:keep-with-next="always"/>
    </style:style>
    <style:style style:name="P9"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0" style:family="paragraph" style:parent-style-name="Standard">
      <style:paragraph-properties loext:contextual-spacing="false" fo:margin-top="0in" fo:margin-bottom="0in" fo:orphans="2" fo:widows="2"/>
    </style:style>
    <style:style style:name="P11" style:family="paragraph" style:parent-style-name="sectionheading">
      <style:paragraph-properties loext:contextual-spacing="false" fo:margin-top="0.0417in" fo:margin-bottom="0.0555in" fo:orphans="2" fo:widows="2"/>
    </style:style>
    <style:style style:name="P12" style:family="paragraph" style:parent-style-name="sectionheading">
      <style:paragraph-properties loext:contextual-spacing="false" fo:margin-top="0.028in" fo:margin-bottom="0.0555in" fo:orphans="2" fo:widows="2"/>
    </style:style>
    <style:style style:name="P13" style:family="paragraph" style:parent-style-name="Heading_20_1" style:master-page-name="Standard">
      <style:paragraph-properties loext:contextual-spacing="false" fo:margin-top="0in" fo:margin-bottom="0in" fo:orphans="2" fo:widows="2" style:page-number="auto"/>
    </style:style>
    <style:style style:name="P14" style:family="paragraph" style:parent-style-name="Heading_20_2">
      <style:paragraph-properties loext:contextual-spacing="false" fo:margin-top="0in" fo:margin-bottom="0.0972in" fo:orphans="2" fo:widows="2"/>
    </style:style>
    <style:style style:name="P15" style:family="paragraph" style:parent-style-name="Heading_20_3">
      <style:paragraph-properties loext:contextual-spacing="false" fo:margin-top="0in" fo:margin-bottom="0.0693in" fo:orphans="2" fo:widows="2"/>
    </style:style>
    <style:style style:name="P16" style:family="paragraph" style:parent-style-name="Heading_20_3">
      <style:paragraph-properties loext:contextual-spacing="false" fo:margin-top="0.0417in" fo:margin-bottom="0.0693in"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6" draw:name="Picture 70"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7" draw:name="Picture 71"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8" draw:name="Picture 72"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9" draw:name="Picture 73"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0" draw:name="Picture 74"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3" draw:name="Picture 75"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4" draw:name="Picture 76"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5" draw:name="Picture 77"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6" draw:name="Picture 78" draw:style-name="gr2" draw:text-style-name="P17" svg:width="2.7913in" svg:height="0.135in" svg:x="-2.3752in" svg:y="0in">
        <draw:image xlink:href="Pictures/2000000900000FB5000000C9DF37253B.wmf" xlink:type="simple" xlink:show="embed" xlink:actuate="onLoad">
          <text:p/>
        </draw:image>
      </draw:frame>
      <draw:frame text:anchor-type="page" text:anchor-page-number="1" draw:z-index="17" draw:name="Picture 79" draw:style-name="gr2" draw:text-style-name="P17" svg:width="2.7913in" svg:height="0.135in" svg:x="-2.3752in" svg:y="0in">
        <draw:image xlink:href="Pictures/2000000900000FB5000000C9DF37253B.wmf" xlink:type="simple" xlink:show="embed" xlink:actuate="onLoad">
          <text:p/>
        </draw:image>
      </draw:frame>
      <text:p text:style-name="P13">The Persistent Object Model</text:p>
      <text:p text:style-name="P6"><draw:frame draw:style-name="fr2" draw:name="graphics1" text:anchor-type="as-char" svg:width="6.5in" svg:height="0.1346in" draw:z-index="18"><draw:image xlink:href="Pictures/20000009000025F9000000C960F96591.wmf" xlink:type="simple" xlink:show="embed" xlink:actuate="onLoad"/></draw:frame></text:p>
      <text:p text:style-name="P1">This chapter specifies the object model for <text:alphabetical-index-mark-start text:id="IMark5676580192" text:main-entry="true"/>persistence capable<text:alphabetical-index-mark-end text:id="IMark5676580192"/> classes. To the extent possible, the object model is the same as the Java object model. Differences between the Java object model and the JDO object model are highlighted.</text:p>
      <text:p text:style-name="P7"><draw:frame draw:style-name="fr2" draw:name="1" text:anchor-type="as-char" svg:width="2.7917in" svg:height="0.1346in" draw:z-index="19"><draw:image xlink:href="Pictures/2000000900000FB5000000C9DF37253B.wmf" xlink:type="simple" xlink:show="embed" xlink:actuate="onLoad"/></draw:frame></text:p>
      <text:h text:style-name="P14"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8"><draw:frame draw:style-name="fr2" draw:name="2" text:anchor-type="as-char" svg:width="6.5in" svg:height="0.1346in" draw:z-index="20"><draw:image xlink:href="Pictures/20000009000025F9000000C960F96591.wmf" xlink:type="simple" xlink:show="embed" xlink:actuate="onLoad"/></draw:frame></text:p>
      <text:p text:style-name="P3"><text:tab/>Figure 15.0<text:tab/>Instantiated persistent objects</text:p>
      <text:p text:style-name="P1"><draw:frame draw:style-name="fr1" draw:name="Frame1" text:anchor-type="paragraph" svg:x="-0.0008in" svg:y="-0.0008in" fo:min-width="0.0161in" draw:z-index="1"><draw:text-box fo:min-height="0.0161in"><text:p text:style-name="P9"/></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7"><draw:frame draw:style-name="fr2" draw:name="4" text:anchor-type="as-char" svg:width="2.7917in" svg:height="0.1346in" draw:z-index="11"><draw:image xlink:href="Pictures/2000000900000FB5000000C9DF37253B.wmf" xlink:type="simple" xlink:show="embed" xlink:actuate="onLoad"/></draw:frame></text:p>
      <text:h text:style-name="P14" text:outline-level="2">Goals</text:h>
      <text:p text:style-name="P1">The JDO Object Model has the following objectives:</text:p>
      <text:p text:style-name="P4">•<text:tab/>All field types supported by the Java language, including primitive types, reference types and interface types should be supported by JDO instances.</text:p>
      <text:p text:style-name="P4">•<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4">•<text:tab/>All user-defined classes should be allowed to be persistence-capable.</text:p>
      <text:p text:style-name="P4">•<text:tab/>Some system-defined classes (especially those for modeling state) should be persistence-capable.</text:p>
      <text:p text:style-name="P7"><draw:frame draw:style-name="fr2" draw:name="5" text:anchor-type="as-char" svg:width="2.7917in" svg:height="0.1346in" draw:z-index="12"><draw:image xlink:href="Pictures/2000000900000FB5000000C9DF37253B.wmf" xlink:type="simple" xlink:show="embed" xlink:actuate="onLoad"/></draw:frame></text:p>
      <text:h text:style-name="P14" text:outline-level="2">Architecture</text:h>
      <text:p text:style-name="P1">In Java, variables (including fields of classes) have types. Types are either primitive types or reference types. Reference types are either classes or interfaces. <text:alphabetical-index-mark-start text:id="IMark5676580192" text:main-entry="true"/>Arrays<text:alphabetical-index-mark-end text:id="IMark5676580192"/> are treated as classes.</text:p>
      <text:p text:style-name="P1">An object is an instance of a specific class, determined when the instance is constructed. Instances may be assigned to variables if they are assignment compatible with the variable type. </text:p>
      <text:p text:style-name="P11"><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1"><text:tab/><text:tab/><text:alphabetical-index-mark-start text:id="IMark5676580192" text:main-entry="true"/>First Class Objects<text:alphabetical-index-mark-end text:id="IMark5676580192"/> and <text:alphabetical-index-mark-start text:id="IMark5676577024" text:main-entry="true"/>Second Class Objects<text:alphabetical-index-mark-end text:id="IMark5676577024"/></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676577024" text:main-entry="true"/>Collection<text:alphabetical-index-mark-end text:id="IMark5676577024"/>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1"><text:bookmark text:name="X-102010279"/><text:tab/><text:tab/><text:alphabetical-index-mark-start text:id="IMark5676577024" text:main-entry="true"/>First Class Objects<text:alphabetical-index-mark-end text:id="IMark5676577024"/></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1"><text:tab/><text:tab/><text:bookmark text:name="R-1042264"/><text:bookmark text:name="R-1042264T"/><text:alphabetical-index-mark-start text:id="IMark5676577024" text:main-entry="true"/>Second Class Objects<text:alphabetical-index-mark-end text:id="IMark5676577024"/></text:p>
      <text:p text:style-name="P1"><text:alphabetical-index-mark-start text:id="IMark5676577024" text:main-entry="true"/>Second Class Objects<text:alphabetical-index-mark-end text:id="IMark5676577024"/> are instances of immutable system classes (java.lang.Integer, java.lang.String, etc.), JDO implementation subclasses of <text:alphabetical-index-mark-start text:id="IMark5676580192" text:main-entry="true"/>mutable<text:alphabetical-index-mark-end text:id="IMark5676580192"/> system classes that implement the functionality of their system class (java.util.Date, java.util.HashSet, etc.), user-defined non-persistence-capable types that use a converter, or persistence-capable classes.</text:p>
      <text:p text:style-name="P1"><text:span text:style-name="Assertion">A6.3-1 [ </text:span><text:alphabetical-index-mark-start text:id="IMark5676580192" text:main-entry="true"/>Second Class Objects<text:alphabetical-index-mark-end text:id="IMark5676580192"/> of <text:alphabetical-index-mark-start text:id="IMark5676577024" text:main-entry="true"/>mutable<text:alphabetical-index-mark-end text:id="IMark5676577024"/>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1">Fields or properties declared to use a converter are opaque to the JDO implementation. They are constructed using the converter when a persistence-capable instance is instantiated from the datastore. Internal state changes are not tracked. If the field in the containing persistence-capable instance is assigned, or the setter of the property is called, the containing instance is marked dirty by the JDO implementation and the value is stored in the datastore when the containing instance is flushed.</text:p>
      <text:p text:style-name="P1">SCO fields must be explicitly or by default identified in the metadata as embedded. If a field, or an element of a <text:alphabetical-index-mark-start text:id="IMark5676577024" text:main-entry="true"/>collection<text:alphabetical-index-mark-end text:id="IMark5676577024"/> or a map key or value is identified as embedded (embedded-element, embedded-key, or embedded-value) then any instances so identified in the <text:alphabetical-index-mark-start text:id="IMark5676580192" text:main-entry="true"/>collection<text:alphabetical-index-mark-end text:id="IMark5676580192"/>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676580192" text:main-entry="true"/>mutable<text:alphabetical-index-mark-end text:id="IMark567658019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676580192" text:main-entry="true"/>mutable<text:alphabetical-index-mark-end text:id="IMark5676580192"/>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676577024" text:main-entry="true"/>mutable<text:alphabetical-index-mark-end text:id="IMark5676577024"/> SCO types with instances of JDO implementation subclasses of the <text:alphabetical-index-mark-start text:id="IMark5676577792" text:main-entry="true"/>mutable<text:alphabetical-index-mark-end text:id="IMark5676577792"/>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1"><text:tab/><text:tab/><text:alphabetical-index-mark-start text:id="IMark5676577792" text:main-entry="true"/>Arrays<text:alphabetical-index-mark-end text:id="IMark5676577792"/></text:p>
      <text:p text:style-name="P1"><text:span text:style-name="Assertion">A6.3-8 [ </text:span><text:alphabetical-index-mark-start text:id="IMark5676577792" text:main-entry="true"/>Arrays<text:alphabetical-index-mark-end text:id="IMark5676577792"/>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676577792" text:main-entry="true"/>Arrays<text:alphabetical-index-mark-end text:id="IMark5676577792"/>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676577024" text:main-entry="true"/>arrays<text:alphabetical-index-mark-end text:id="IMark5676577024"/>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676577024" text:main-entry="true"/>Arrays<text:alphabetical-index-mark-end text:id="IMark5676577024"/>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1"><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1"><text:tab/><text:tab/>Interfaces</text:p>
      <text:p text:style-name="P1">Interfaces are types whose values may be instances of any class that declare that they implement that interface. </text:p>
      <text:p text:style-name="P7"><draw:frame draw:style-name="fr2" draw:name="6" text:anchor-type="as-char" svg:width="2.7917in" svg:height="0.1346in" draw:z-index="3"><draw:image xlink:href="Pictures/2000000900000FB5000000C9DF37253B.wmf" xlink:type="simple" xlink:show="embed" xlink:actuate="onLoad"/></draw:frame></text:p>
      <text:h text:style-name="P14" text:outline-level="2">Field types of persistence-capable classes</text:h>
      <text:h text:style-name="P15"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6" text:outline-level="3">Transactional non-persistent fields</text:h>
      <text:p text:style-name="P1"><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6" text:outline-level="3"><text:bookmark text:name="R-1045043"/>Persistent fields</text:h>
      <text:p text:style-name="P12"><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1"><text:tab/><text:tab/>Primitive types</text:p>
      <text:p text:style-name="P1">JDO implementations must support fields of any of the primitive types </text:p>
      <text:p text:style-name="P4"><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Fields and properties of primitive types may use a converter in order to convert values to and from database types. Because of auto-boxing, the converter may be defined to use the Java object type corresponding to the primitive type.</text:p>
      <text:p text:style-name="P11"><text:tab/><text:tab/>Immutable Object Class types</text:p>
      <text:p text:style-name="P1">JDO implementations must support fields that reference instances of immutable object classes, and may choose to support these instances as SCOs or FCOs: </text:p>
      <text:p text:style-name="P4">•<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4">•<text:tab/>package <text:span text:style-name="T1">java.util: </text:span><text:alphabetical-index-mark-start text:id="IMark5676577024" text:main-entry="true"/><text:span text:style-name="T1">Locale</text:span><text:alphabetical-index-mark-end text:id="IMark5676577024"/><text:span text:style-name="Assertion">]</text:span><text:span text:style-name="T9">, </text:span><text:alphabetical-index-mark-start text:id="IMark5676580192" text:main-entry="true"/><text:span text:style-name="T1">Currency</text:span><text:alphabetical-index-mark-end text:id="IMark5676580192"/><text:span text:style-name="Assertion">]</text:span><text:span text:style-name="T1">.</text:span></text:p>
      <text:p text:style-name="P4">•<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5">•<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Fields and properties of immutable object types may use a converter in order to convert values to and from database types.</text:p>
      <text:p text:style-name="P11"><text:tab/><text:tab/><text:alphabetical-index-mark-start text:id="IMark5676580192" text:main-entry="true"/>Mutable<text:alphabetical-index-mark-end text:id="IMark5676580192"/> Object Class types</text:p>
      <text:p text:style-name="P1">JDO implementations must support fields that reference instances of the following <text:alphabetical-index-mark-start text:id="IMark5676580192" text:main-entry="true"/>mutable<text:alphabetical-index-mark-end text:id="IMark5676580192"/> object classes, and may choose to support these instances as SCOs or FCOs: </text:p>
      <text:p text:style-name="P4">•<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676580192" text:main-entry="true"/><text:span text:style-name="T1">LinkedHashMap</text:span><text:alphabetical-index-mark-end text:id="IMark5676580192"/><text:span text:style-name="Assertion">]</text:span><text:span text:style-name="T1">, </text:span><text:alphabetical-index-mark-start text:id="IMark5676577024" text:main-entry="true"/><text:span text:style-name="T1">LinkedHashSet</text:span><text:alphabetical-index-mark-end text:id="IMark5676577024"/><text:span text:style-name="Assertion">]</text:span>. </text:p>
      <text:p text:style-name="P1">JDO implementations may optionally support fields that reference instances of the following <text:alphabetical-index-mark-start text:id="IMark5676577024" text:main-entry="true"/>mutable<text:alphabetical-index-mark-end text:id="IMark5676577024"/> object classes, and may choose to support these instances as SCOs or FCOs: </text:p>
      <text:p text:style-name="P4">•<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676577024" text:main-entry="true"/>mutable<text:alphabetical-index-mark-end text:id="IMark5676577024"/>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text:soft-page-break/>JDO implementations that support Maps and Collection types must support converting keys, values, and elements of supported types according to the corresponding Key, Value, or Element metadata.</text:p>
      <text:p text:style-name="P11"><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p>
      <text:p text:style-name="P1"/>
      <text:p text:style-name="P11"><text:tab/><text:tab/><text:alphabetical-index-mark-start text:id="IMark5676577024" text:main-entry="true"/>Convertible<text:alphabetical-index-mark-end text:id="IMark5676577024"/> types</text:p>
      <text:p text:style-name="P1">JDO implementations must support fields and properties that have an associated converter that defines conversion of values between the Java type and a supported datastore type. Fields and properties declared to have a converter default to persistent, regardless of whether the converter is declared in annotations or the xml metadata file.</text:p>
      <text:p text:style-name="P1">Metadata provided for the getter of a property is sufficient to define the property as converted. Providing metadata for the setter is not necessary and may produce upredictable results.</text:p>
      <text:p text:style-name="P11"><text:bookmark text:name="X-102010282"/><text:tab/><text:tab/><text:alphabetical-index-mark-start text:id="IMark5676577024" text:main-entry="true"/>Object Class type<text:alphabetical-index-mark-end text:id="IMark5676577024"/></text:p>
      <text:p text:style-name="P1"><text:span text:style-name="Assertion">A6.4.3-31 [</text:span>JDO implementations must support fields of <text:alphabetical-index-mark-start text:id="IMark5676577024" text:main-entry="true"/><text:span text:style-name="T1">Object</text:span> class type<text:alphabetical-index-mark-end text:id="IMark5676577024"/>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1"><text:bookmark text:name="X-102010281"/><text:tab/><text:tab/><text:alphabetical-index-mark-start text:id="IMark5676577024" text:main-entry="true"/>Collection<text:alphabetical-index-mark-end text:id="IMark5676577024"/>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676577024" text:main-entry="true"/><text:span text:style-name="T1">Collection</text:span><text:alphabetical-index-mark-end text:id="IMark5676577024"/>],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676580192" text:main-entry="true"/><text:span text:style-name="T1">Collection</text:span><text:alphabetical-index-mark-end text:id="IMark5676580192"/><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1"><text:tab/><text:tab/>Other Interface types</text:p>
      <text:p text:style-name="P1"><text:span text:style-name="Assertion">A6.4.3-37 [</text:span>JDO implementations must support fields of interface types other than <text:alphabetical-index-mark-start text:id="IMark5676580192" text:main-entry="true"/><text:span text:style-name="T1">Collection</text:span><text:alphabetical-index-mark-end text:id="IMark5676580192"/>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1"><text:bookmark text:name="X-102009040"/><text:tab/><text:tab/><text:alphabetical-index-mark-start text:id="IMark5676580192" text:main-entry="true"/>Arrays<text:alphabetical-index-mark-end text:id="IMark5676580192"/></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676580192" text:main-entry="true"/>Arrays<text:alphabetical-index-mark-end text:id="IMark5676580192"/> are supported by JDO implementations, they are permitted, but not required, to track changes made to <text:alphabetical-index-mark-start text:id="IMark5676577024" text:main-entry="true"/>Arrays<text:alphabetical-index-mark-end text:id="IMark5676577024"/> that are fields of <text:alphabetical-index-mark-start text:id="IMark5676577792" text:main-entry="true"/>persistence capable<text:alphabetical-index-mark-end text:id="IMark5676577792"/> classes in the methods of the classes.<text:span text:style-name="Assertion">]</text:span> They need not track changes made to <text:alphabetical-index-mark-start text:id="IMark5676577504" text:main-entry="true"/>Arrays<text:alphabetical-index-mark-end text:id="IMark5676577504"/> that are passed by reference as arguments to methods, including methods of persistence-capable classes.</text:p>
      <text:p text:style-name="P1"><text:soft-page-break/>Portable JDO applications must not depend on whether these fields are treated as SCOs or FCOs.</text:p>
      <text:p text:style-name="P11"><text:bookmark text:name="X-102006911"/><text:tab/><text:tab/>Enums</text:p>
      <text:p text:style-name="P1">JDO implementations that support Java 5 must support fields of <text:alphabetical-index-mark-start text:id="IMark5676577504" text:main-entry="true"/><text:span text:style-name="T1">enum</text:span><text:alphabetical-index-mark-end text:id="IMark5676577504"/> types and collections of as <text:alphabetical-index-mark-start text:id="IMark5676577792" text:main-entry="true"/><text:span text:style-name="T1">enum</text:span><text:alphabetical-index-mark-end text:id="IMark5676577792"/> types identified above and optionally <text:alphabetical-index-mark-start text:id="IMark5676577024" text:main-entry="true"/>arrays<text:alphabetical-index-mark-end text:id="IMark5676577024"/> of <text:alphabetical-index-mark-start text:id="IMark5676580192" text:main-entry="true"/><text:span text:style-name="T1">enum</text:span><text:alphabetical-index-mark-end text:id="IMark5676580192"/> types. If <text:alphabetical-index-mark-start text:id="IMark5676580768" text:main-entry="true"/>arrays<text:alphabetical-index-mark-end text:id="IMark5676580768"/> are supported, <text:alphabetical-index-mark-start text:id="IMark5676577312" text:main-entry="true"/>arrays<text:alphabetical-index-mark-end text:id="IMark5676577312"/> of <text:span text:style-name="T1">enums</text:span> must be supported.</text:p>
      <text:p text:style-name="P1">Portable JDO applications must not depend on whether these fields are treated as SCOs or FCOs.</text:p>
      <text:p text:style-name="P11"><text:tab/><text:tab/>Optional&lt;T&gt;</text:p>
      <text:p text:style-name="P2">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2"><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6"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6" text:outline-level="3">Complex <text:alphabetical-index-mark-start text:id="IMark5676577312" text:main-entry="true"/>enum<text:alphabetical-index-mark-end text:id="IMark5676577312"/> types</text:h>
      <text:p text:style-name="P1">Complex <text:alphabetical-index-mark-start text:id="IMark5676577312" text:main-entry="true"/>enum<text:alphabetical-index-mark-end text:id="IMark5676577312"/>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676580768" text:main-entry="true"/>enum<text:alphabetical-index-mark-end text:id="IMark5676580768"/> types are not persistent.</text:p>
      <text:p text:style-name="P7"><draw:frame draw:style-name="fr2" draw:name="7" text:anchor-type="as-char" svg:width="2.7917in" svg:height="0.1346in" draw:z-index="0"><draw:image xlink:href="Pictures/2000000900000FB5000000C9DF37253B.wmf" xlink:type="simple" xlink:show="embed" xlink:actuate="onLoad"/></draw:frame></text:p>
      <text:h text:style-name="P14" text:outline-level="2"><text:alphabetical-index-mark-start text:id="IMark5676580768" text:main-entry="true"/>Inheritance<text:alphabetical-index-mark-end text:id="IMark5676580768"/></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676580768" text:main-entry="true"/>inheritance<text:alphabetical-index-mark-end text:id="IMark5676580768"/>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text:soft-page-break/>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Persistence-capable classes that use application identity have special considerations for <text:alphabetical-index-mark-start text:id="IMark5676580768" text:main-entry="true"/>inheritance<text:alphabetical-index-mark-end text:id="IMark5676580768"/>: </text:p>
      <text:p text:style-name="P1">Key fields may be declared only in abstract superclasses and least-derived concrete classes in <text:alphabetical-index-mark-start text:id="IMark5676580768" text:main-entry="true"/>inheritance<text:alphabetical-index-mark-end text:id="IMark5676580768"/> hierarchies. Key fields declared in these classes must also be declared in the corresponding objectid classes, and the objectid classes must form an <text:alphabetical-index-mark-start text:id="IMark5676580192" text:main-entry="true"/>inheritance<text:alphabetical-index-mark-end text:id="IMark5676580192"/> hierarchy corresponding to the <text:alphabetical-index-mark-start text:id="IMark5676577312" text:main-entry="true"/>inheritance<text:alphabetical-index-mark-end text:id="IMark5676577312"/> hierarchy of the persistence-capable classes. A persistence-capable class can only have one concrete objectid class anywhere in its <text:alphabetical-index-mark-start text:id="IMark5676577024" text:main-entry="true"/>inheritance<text:alphabetical-index-mark-end text:id="IMark5676577024"/> hierarchy.</text:p>
      <text:p text:style-name="P1">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676577024" text:main-entry="true"/>inheritance<text:alphabetical-index-mark-end text:id="IMark5676577024"/>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1</meta:editing-cycles>
    <meta:creation-date>2012-06-24T14:23:19.44</meta:creation-date>
    <meta:editing-duration>P8DT16H46M15S</meta:editing-duration>
    <meta:generator>OpenOffice/4.1.2$Unix OpenOffice.org_project/412m3$Build-9782</meta:generator>
    <dc:title>JDO_Chapter</dc:title>
    <dc:date>2021-06-23T19:14:24</dc:date>
    <dc:creator>Craig Russell</dc:creator>
    <meta:document-statistic meta:table-count="0" meta:image-count="7" meta:object-count="0" meta:page-count="9" meta:paragraph-count="135" meta:word-count="4137" meta:character-count="262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